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0" table:number-columns-repeated="1010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Semantic classes</text:p>
          </table:table-cell>
          <table:table-cell table:style-name="ce3" office:value-type="string" calcext:value-type="string">
            <text:p>Instance classes</text:p>
          </table:table-cell>
          <table:table-cell table:style-name="ce3" office:value-type="string" calcext:value-type="string">
            <text:p>Dataset sizes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2h 34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10h 1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5h 10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4h 33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11h 2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5h 4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5h 48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6:22:31.473568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7T06:45:37.133067504</dc:date>
    <meta:editing-duration>PT5H30M52S</meta:editing-duration>
    <meta:editing-cycles>30</meta:editing-cycles>
    <meta:document-statistic meta:table-count="1" meta:cell-count="154" meta:object-count="0"/>
  </office:meta>
</office:document-meta>
</file>